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d13e4" officeooo:paragraph-rsid="001d13e4"/>
    </style:style>
    <style:style style:name="P2" style:family="paragraph" style:parent-style-name="Title">
      <style:text-properties officeooo:rsid="001d13e4" officeooo:paragraph-rsid="001d13e4"/>
    </style:style>
    <style:style style:name="P3" style:family="paragraph" style:parent-style-name="User_20_Index_20_1">
      <style:paragraph-properties>
        <style:tab-stops>
          <style:tab-stop style:position="6.9252in" style:type="right"/>
        </style:tab-stops>
      </style:paragraph-properties>
    </style:style>
    <style:style style:name="P4" style:family="paragraph" style:parent-style-name="User_20_Index_20_2">
      <style:paragraph-properties>
        <style:tab-stops>
          <style:tab-stop style:position="6.7283in" style:type="right"/>
        </style:tab-stops>
      </style:paragraph-properties>
    </style:style>
    <style:style style:name="P5" style:family="paragraph" style:parent-style-name="Text_20_body" style:list-style-name="L1">
      <style:text-properties officeooo:paragraph-rsid="00352ab5"/>
    </style:style>
    <style:style style:name="P6" style:family="paragraph" style:parent-style-name="Text_20_body" style:list-style-name="L1">
      <style:text-properties officeooo:rsid="001e5e05" officeooo:paragraph-rsid="001e5e05"/>
    </style:style>
    <style:style style:name="P7" style:family="paragraph" style:parent-style-name="Text_20_body" style:list-style-name="L1">
      <style:text-properties officeooo:rsid="002a2a0b" officeooo:paragraph-rsid="002a2a0b"/>
    </style:style>
    <style:style style:name="P8" style:family="paragraph" style:parent-style-name="Text_20_body" style:list-style-name="L1">
      <style:text-properties officeooo:rsid="003e7884" officeooo:paragraph-rsid="003e7884"/>
    </style:style>
    <style:style style:name="P9" style:family="paragraph" style:parent-style-name="Text_20_body" style:list-style-name="L1">
      <style:text-properties officeooo:rsid="001d2771" officeooo:paragraph-rsid="001d2771"/>
    </style:style>
    <style:style style:name="P10" style:family="paragraph" style:parent-style-name="Text_20_body" style:list-style-name="L1">
      <style:text-properties officeooo:rsid="00352ab5" officeooo:paragraph-rsid="00352ab5"/>
    </style:style>
    <style:style style:name="P11" style:family="paragraph" style:parent-style-name="Text_20_body" style:list-style-name="L1">
      <style:text-properties officeooo:rsid="003e3fb8" officeooo:paragraph-rsid="003e3fb8"/>
    </style:style>
    <style:style style:name="P12" style:family="paragraph" style:parent-style-name="Text_20_body" style:list-style-name="L1">
      <style:text-properties officeooo:rsid="003df330" officeooo:paragraph-rsid="003df330"/>
    </style:style>
    <style:style style:name="P13" style:family="paragraph" style:parent-style-name="Text_20_body" style:list-style-name="L1">
      <style:text-properties officeooo:rsid="003421fb" officeooo:paragraph-rsid="003421fb"/>
    </style:style>
    <style:style style:name="P14" style:family="paragraph" style:parent-style-name="Text_20_body" style:list-style-name="L1">
      <style:text-properties officeooo:rsid="0048b2a4" officeooo:paragraph-rsid="0048b2a4"/>
    </style:style>
    <style:style style:name="P15" style:family="paragraph" style:parent-style-name="Text_20_body" style:list-style-name="L1">
      <style:text-properties officeooo:rsid="0044923d" officeooo:paragraph-rsid="0044923d"/>
    </style:style>
    <style:style style:name="P16" style:family="paragraph" style:parent-style-name="Text_20_body" style:list-style-name="L1">
      <style:text-properties officeooo:rsid="00457eb6" officeooo:paragraph-rsid="00457eb6"/>
    </style:style>
    <style:style style:name="P17" style:family="paragraph" style:parent-style-name="Text_20_body" style:list-style-name="L1">
      <style:text-properties officeooo:rsid="0049a52c" officeooo:paragraph-rsid="0049a52c"/>
    </style:style>
    <style:style style:name="P18" style:family="paragraph" style:parent-style-name="Text_20_body" style:list-style-name="L1">
      <style:text-properties officeooo:rsid="0047ffac" officeooo:paragraph-rsid="0047ffac"/>
    </style:style>
    <style:style style:name="P19" style:family="paragraph" style:parent-style-name="Text_20_body" style:list-style-name="L1">
      <style:text-properties officeooo:rsid="00306f43" officeooo:paragraph-rsid="00306f43"/>
    </style:style>
    <style:style style:name="P20" style:family="paragraph" style:parent-style-name="Text_20_body" style:list-style-name="L1">
      <style:text-properties officeooo:rsid="004606fe" officeooo:paragraph-rsid="004606fe"/>
    </style:style>
    <style:style style:name="P21" style:family="paragraph" style:parent-style-name="Text_20_body" style:list-style-name="L1">
      <style:text-properties officeooo:rsid="002fca7a" officeooo:paragraph-rsid="002fca7a"/>
    </style:style>
    <style:style style:name="P22" style:family="paragraph" style:parent-style-name="Text_20_body" style:list-style-name="L1">
      <style:text-properties officeooo:rsid="004a3bb0" officeooo:paragraph-rsid="004a3bb0"/>
    </style:style>
    <style:style style:name="P23" style:family="paragraph" style:parent-style-name="Text_20_body" style:list-style-name="L1">
      <style:text-properties officeooo:rsid="004aaa46" officeooo:paragraph-rsid="004aaa46"/>
    </style:style>
    <style:style style:name="P24" style:family="paragraph" style:parent-style-name="Text_20_body" style:list-style-name="L1">
      <style:paragraph-properties fo:break-before="page"/>
      <style:text-properties officeooo:rsid="001d13e4" officeooo:paragraph-rsid="001d13e4"/>
    </style:style>
    <style:style style:name="T1" style:family="text">
      <style:text-properties officeooo:rsid="00267635"/>
    </style:style>
    <style:style style:name="T2" style:family="text">
      <style:text-properties officeooo:rsid="003602e2"/>
    </style:style>
    <style:style style:name="T3" style:family="text">
      <style:text-properties officeooo:rsid="003b2234"/>
    </style:style>
    <style:style style:name="T4" style:family="text">
      <style:text-properties fo:font-style="italic" style:font-style-asian="italic" style:font-style-complex="italic"/>
    </style:style>
    <style:style style:name="T5" style:family="text">
      <style:text-properties fo:font-style="italic" officeooo:rsid="003cb0f5"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officeooo:rsid="003cb0f5" style:font-style-asian="normal" style:font-style-complex="normal"/>
    </style:style>
    <style:style style:name="T9" style:family="text">
      <style:text-properties officeooo:rsid="0041c588"/>
    </style:style>
    <style:style style:name="T10" style:family="text">
      <style:text-properties officeooo:rsid="0043966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2"><text:span text:style-name="T1">Game Jam</text:span>: Design Document</text:p>
      <text:user-index text:style-name="Sect1" text:protected="true" text:name="User-Defined1">
        <text:user-index-source text:use-index-marks="true" text:index-name="User-Defined">
          <text:index-title-template text:style-name="User_20_Index_20_Heading">User-Defined Index</text:index-title-template>
          <text:user-index-entry-template text:outline-level="1" text:style-name="User_20_Index_20_1">
            <text:index-entry-text/>
            <text:index-entry-tab-stop style:type="right" style:leader-char=" "/>
            <text:index-entry-page-number/>
          </text:user-index-entry-template>
          <text:user-index-entry-template text:outline-level="2" text:style-name="User_20_Index_20_2">
            <text:index-entry-text/>
            <text:index-entry-tab-stop style:type="right" style:leader-char=" "/>
            <text:index-entry-page-number/>
          </text:user-index-entry-template>
          <text:user-index-entry-template text:outline-level="3" text:style-name="User_20_Index_20_3">
            <text:index-entry-text/>
            <text:index-entry-tab-stop style:type="right" style:leader-char=" "/>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User-Defined1_Head">
            <text:p text:style-name="User_20_Index_20_Heading">User-Defined Index</text:p>
          </text:index-title>
          <text:p text:style-name="P3">Project Overview<text:tab/>2</text:p>
          <text:p text:style-name="P4">Genre<text:tab/>2</text:p>
          <text:p text:style-name="P4">Game Overview<text:tab/>2</text:p>
          <text:p text:style-name="P4">Core Gameplay<text:tab/>2</text:p>
          <text:p text:style-name="P4">Target Demographic<text:tab/>2</text:p>
          <text:p text:style-name="P3">Artistic Layout<text:tab/>2</text:p>
          <text:p text:style-name="P4">Visual Themes<text:tab/>2</text:p>
          <text:p text:style-name="P4">Story Themes<text:tab/>2</text:p>
          <text:p text:style-name="P4">UI and Menuing<text:tab/>2</text:p>
          <text:p text:style-name="P4">Audio<text:tab/>2</text:p>
          <text:p text:style-name="P3">Game Overview<text:tab/>2</text:p>
          <text:p text:style-name="P4">Core Overview<text:tab/>2</text:p>
          <text:p text:style-name="P4">Story<text:tab/>2</text:p>
          <text:p text:style-name="P4">Character<text:tab/>2</text:p>
          <text:p text:style-name="P4">Environment<text:tab/>2</text:p>
          <text:p text:style-name="P4">Level Overview<text:tab/>2</text:p>
          <text:p text:style-name="P3">Gameplay<text:tab/>2</text:p>
          <text:p text:style-name="P4">Core Loop<text:tab/>2</text:p>
          <text:p text:style-name="P4">Abilities<text:tab/>2</text:p>
          <text:p text:style-name="P4">Advancement<text:tab/>2</text:p>
          <text:p text:style-name="P4">Difficulty Curve<text:tab/>2</text:p>
          <text:p text:style-name="P4">Tutorial<text:tab/>2</text:p>
          <text:p text:style-name="P3">Game Layout<text:tab/>2</text:p>
          <text:p text:style-name="P4">Camera Setup<text:tab/>2</text:p>
          <text:p text:style-name="P4">Controls<text:tab/>2</text:p>
          <text:p text:style-name="P4">Game Modes<text:tab/>3</text:p>
          <text:p text:style-name="P4">Player Count<text:tab/>3</text:p>
          <text:p text:style-name="P4">Hours of Gameplay<text:tab/>3</text:p>
        </text:index-body>
      </text:user-index>
      <text:p text:style-name="P1"/>
      <text:list xml:id="list1202243788" text:style-name="L1">
        <text:list-item>
          <text:p text:style-name="P24"><text:user-index-mark-start text:id="IMark93906173435384" text:index-name="User-Defined" text:outline-level="1"/>Project Overview<text:user-index-mark-end text:id="IMark93906173435384"/></text:p>
          <text:list>
            <text:list-item>
              <text:p text:style-name="P6"><text:user-index-mark-start text:id="IMark93906236249384" text:index-name="User-Defined" text:outline-level="2"/>Genre<text:user-index-mark-end text:id="IMark93906236249384"/></text:p>
              <text:list>
                <text:list-item>
                  <text:p text:style-name="P7">Action Adventure</text:p>
                </text:list-item>
              </text:list>
            </text:list-item>
            <text:list-item>
              <text:p text:style-name="P7"><text:user-index-mark-start text:id="IMark93906236078744" text:index-name="User-Defined" text:outline-level="2"/>Game Overview<text:user-index-mark-end text:id="IMark93906236078744"/></text:p>
            </text:list-item>
            <text:list-item>
              <text:p text:style-name="P6"><text:user-index-mark-start text:id="IMark93906236249384" text:index-name="User-Defined" text:outline-level="2"/>Core Gameplay<text:user-index-mark-end text:id="IMark93906236249384"/></text:p>
              <text:list>
                <text:list-item>
                  <text:p text:style-name="P8">Locate and destroy each robot in the facility. <text:span text:style-name="T9">Unlock various areas in the building until you come upon the final robot.</text:span></text:p>
                </text:list-item>
              </text:list>
            </text:list-item>
            <text:list-item>
              <text:p text:style-name="P6"><text:user-index-mark-start text:id="IMark93906236056456" text:index-name="User-Defined" text:outline-level="2"/>Target Demographic<text:user-index-mark-end text:id="IMark93906236056456"/></text:p>
            </text:list-item>
          </text:list>
        </text:list-item>
        <text:list-item>
          <text:p text:style-name="P9"><text:user-index-mark-start text:id="IMark93906236078744" text:index-name="User-Defined" text:outline-level="1"/>Artistic Layout<text:user-index-mark-end text:id="IMark93906236078744"/></text:p>
          <text:list>
            <text:list-item>
              <text:p text:style-name="P6"><text:user-index-mark-start text:id="IMark93906236056456" text:index-name="User-Defined" text:outline-level="2"/>Visual Themes<text:user-index-mark-end text:id="IMark93906236056456"/></text:p>
              <text:list>
                <text:list-item>
                  <text:p text:style-name="P10">Being that the environment is a factory, <text:span text:style-name="T2">the visuals will be very heavy in metal, square shapes, and synthetic material. (See </text:span><text:span text:style-name="T5">Illustration 1.</text:span><text:span text:style-name="T8">)</text:span></text:p>
                </text:list-item>
                <text:list-item>
                  <text:p text:style-name="P5"><text:a xlink:type="simple" xlink:href="../jam-game_visual-themes.odt" text:style-name="Internet_20_link" text:visited-style-name="Visited_20_Internet_20_Link"><text:span text:style-name="T3">Document providing visual themes</text:span></text:a></text:p>
                </text:list-item>
              </text:list>
            </text:list-item>
            <text:list-item>
              <text:p text:style-name="P6"><text:user-index-mark-start text:id="IMark93906236078744" text:index-name="User-Defined" text:outline-level="2"/>Story Themes<text:user-index-mark-end text:id="IMark93906236078744"/></text:p>
            </text:list-item>
            <text:list-item>
              <text:p text:style-name="P6"><text:user-index-mark-start text:id="IMark93906236249384" text:index-name="User-Defined" text:outline-level="2"/>UI and Menuing<text:user-index-mark-end text:id="IMark93906236249384"/></text:p>
            </text:list-item>
            <text:list-item>
              <text:p text:style-name="P6"><text:user-index-mark-start text:id="IMark93906236377048" text:index-name="User-Defined" text:outline-level="2"/>Audio<text:user-index-mark-end text:id="IMark93906236377048"/></text:p>
            </text:list-item>
          </text:list>
        </text:list-item>
        <text:list-item>
          <text:p text:style-name="P9"><text:user-index-mark-start text:id="IMark93906235952248" text:index-name="User-Defined" text:outline-level="1"/>Game Overview<text:user-index-mark-end text:id="IMark93906235952248"/></text:p>
          <text:list>
            <text:list-item>
              <text:p text:style-name="P6"><text:user-index-mark-start text:id="IMark93906236078744" text:index-name="User-Defined" text:outline-level="2"/>Core Overview<text:user-index-mark-end text:id="IMark93906236078744"/></text:p>
            </text:list-item>
            <text:list-item>
              <text:p text:style-name="P6"><text:user-index-mark-start text:id="IMark93906236249384" text:index-name="User-Defined" text:outline-level="2"/>Story<text:user-index-mark-end text:id="IMark93906236249384"/></text:p>
              <text:list>
                <text:list-item>
                  <text:p text:style-name="P11">You play as an employee at a factory that’s shutting down. You have been tasked with deactivating the robots that work at the place. The problem is, those robots have run amok and it falls upon you to dispense them.</text:p>
                </text:list-item>
              </text:list>
            </text:list-item>
            <text:list-item>
              <text:p text:style-name="P6"><text:user-index-mark-start text:id="IMark93906235952248" text:index-name="User-Defined" text:outline-level="2"/>Character<text:user-index-mark-end text:id="IMark93906235952248"/></text:p>
              <text:list>
                <text:list-item>
                  <text:p text:style-name="P12">Player</text:p>
                  <text:list>
                    <text:list-item>
                      <text:p text:style-name="P13">You play as a factory employee <text:span text:style-name="T10">named Bob. His</text:span> job it is to defeat all the robots.</text:p>
                    </text:list-item>
                    <text:list-item>
                      <text:p text:style-name="P14">Bob has a lot to live for, and dying to a bunch of robots is not how he intends to go!</text:p>
                    </text:list-item>
                  </text:list>
                </text:list-item>
                <text:list-item>
                  <text:p text:style-name="P12">Enemy</text:p>
                  <text:list>
                    <text:list-item>
                      <text:p text:style-name="P12">Robots which belong to the factory but have malfunctioned</text:p>
                    </text:list-item>
                  </text:list>
                </text:list-item>
              </text:list>
            </text:list-item>
            <text:list-item>
              <text:p text:style-name="P6"><text:user-index-mark-start text:id="IMark93906235952248" text:index-name="User-Defined" text:outline-level="2"/>Environment<text:user-index-mark-end text:id="IMark93906235952248"/></text:p>
              <text:list>
                <text:list-item>
                  <text:p text:style-name="P12">Abandoned factory</text:p>
                </text:list-item>
              </text:list>
            </text:list-item>
            <text:list-item>
              <text:p text:style-name="P6"><text:user-index-mark-start text:id="IMark93906236377048" text:index-name="User-Defined" text:outline-level="2"/>Level Overview<text:user-index-mark-end text:id="IMark93906236377048"/></text:p>
            </text:list-item>
          </text:list>
        </text:list-item>
        <text:list-item>
          <text:p text:style-name="P9"><text:soft-page-break/><text:user-index-mark-start text:id="IMark93906236377048" text:index-name="User-Defined" text:outline-level="1"/>Gameplay<text:user-index-mark-end text:id="IMark93906236377048"/></text:p>
          <text:list>
            <text:list-item>
              <text:p text:style-name="P6"><text:user-index-mark-start text:id="IMark93906236376088" text:index-name="User-Defined" text:outline-level="2"/>Core Loop<text:user-index-mark-end text:id="IMark93906236376088"/></text:p>
              <text:list>
                <text:list-item>
                  <text:p text:style-name="P22">You find a robot inside one of the rooms, look for an energy ball, pick it up, and throw it at the robot to destroy it.</text:p>
                </text:list-item>
              </text:list>
            </text:list-item>
            <text:list-item>
              <text:p text:style-name="P6"><text:user-index-mark-start text:id="IMark93906235952248" text:index-name="User-Defined" text:outline-level="2"/>Abilities<text:user-index-mark-end text:id="IMark93906235952248"/></text:p>
              <text:list>
                <text:list-item>
                  <text:p text:style-name="P15">Left and right movement, per the norm</text:p>
                </text:list-item>
                <text:list-item>
                  <text:p text:style-name="P15">A single jump</text:p>
                </text:list-item>
                <text:list-item>
                  <text:p text:style-name="P15">Carry one item over his head</text:p>
                </text:list-item>
                <text:list-item>
                  <text:p text:style-name="P16">Climb ladders</text:p>
                </text:list-item>
                <text:list-item>
                  <text:p text:style-name="P22">Player <text:span text:style-name="T6">cannot</text:span> do the following:</text:p>
                  <text:list>
                    <text:list-item>
                      <text:p text:style-name="P23">Attack the robots directly; he <text:span text:style-name="T4">needs</text:span><text:span text:style-name="T7"> an energy ball to defend himself.</text:span></text:p>
                    </text:list-item>
                  </text:list>
                </text:list-item>
              </text:list>
            </text:list-item>
            <text:list-item>
              <text:p text:style-name="P6"><text:user-index-mark-start text:id="IMark93906236249384" text:index-name="User-Defined" text:outline-level="2"/>Advancement<text:user-index-mark-end text:id="IMark93906236249384"/></text:p>
              <text:list>
                <text:list-item>
                  <text:p text:style-name="P17">A lot of the progression entails finding energy orbs to defeat robots with and getting keys to locked doors.</text:p>
                </text:list-item>
              </text:list>
            </text:list-item>
            <text:list-item>
              <text:p text:style-name="P6"><text:user-index-mark-start text:id="IMark93906236377048" text:index-name="User-Defined" text:outline-level="2"/>Difficulty Curve<text:user-index-mark-end text:id="IMark93906236377048"/></text:p>
            </text:list-item>
            <text:list-item>
              <text:p text:style-name="P6"><text:user-index-mark-start text:id="IMark93906236249384" text:index-name="User-Defined" text:outline-level="2"/>Tutorial<text:user-index-mark-end text:id="IMark93906236249384"/></text:p>
            </text:list-item>
          </text:list>
        </text:list-item>
        <text:list-item>
          <text:p text:style-name="P9"><text:user-index-mark-start text:id="IMark93906236376088" text:index-name="User-Defined" text:outline-level="1"/>Game Layout<text:user-index-mark-end text:id="IMark93906236376088"/></text:p>
          <text:list>
            <text:list-item>
              <text:p text:style-name="P6"><text:user-index-mark-start text:id="IMark93906236056456" text:index-name="User-Defined" text:outline-level="2"/>Camera Setup<text:user-index-mark-end text:id="IMark93906236056456"/></text:p>
              <text:list>
                <text:list-item>
                  <text:p text:style-name="P18">Centered on the player</text:p>
                </text:list-item>
              </text:list>
            </text:list-item>
            <text:list-item>
              <text:p text:style-name="P6"><text:user-index-mark-start text:id="IMark93906236249384" text:index-name="User-Defined" text:outline-level="2"/>Controls<text:user-index-mark-end text:id="IMark93906236249384"/></text:p>
              <text:list>
                <text:list-item>
                  <text:p text:style-name="P19">Left/right arrow keys for movement, Space for jump, Control for context-sensitive actions (carry/throw items).</text:p>
                </text:list-item>
                <text:list-item>
                  <text:p text:style-name="P20">Up in front of a ladder to climb it, down to descend it.</text:p>
                </text:list-item>
              </text:list>
            </text:list-item>
            <text:list-item>
              <text:p text:style-name="P6"><text:user-index-mark-start text:id="IMark93906236249384" text:index-name="User-Defined" text:outline-level="2"/>Game Modes<text:user-index-mark-end text:id="IMark93906236249384"/></text:p>
            </text:list-item>
            <text:list-item>
              <text:p text:style-name="P6"><text:user-index-mark-start text:id="IMark93906236056456" text:index-name="User-Defined" text:outline-level="2"/>Player Count<text:user-index-mark-end text:id="IMark93906236056456"/></text:p>
              <text:list>
                <text:list-item>
                  <text:p text:style-name="P21">Single player</text:p>
                </text:list-item>
              </text:list>
            </text:list-item>
            <text:list-item>
              <text:p text:style-name="P6"><text:user-index-mark-start text:id="IMark93906236249384" text:index-name="User-Defined" text:outline-level="2"/>Hours of Gameplay<text:user-index-mark-end text:id="IMark93906236249384"/></text:p>
              <text:list>
                <text:list-item>
                  <text:p text:style-name="P11">One hour at best</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7T00:26:58.815690958</meta:creation-date>
    <meta:generator>LibreOffice/6.0.7.3$Linux_X86_64 LibreOffice_project/00m0$Build-3</meta:generator>
    <dc:date>2021-11-20T16:24:13.831838959</dc:date>
    <dc:creator>John Russell</dc:creator>
    <meta:editing-duration>PT7H12M34S</meta:editing-duration>
    <meta:editing-cycles>46</meta:editing-cycles>
    <meta:document-statistic meta:table-count="0" meta:image-count="0" meta:object-count="0" meta:page-count="3" meta:paragraph-count="82" meta:word-count="440" meta:character-count="2263" meta:non-whitespace-character-count="1957"/>
  </office:meta>
</office:document-meta>
</file>